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201" officeooo:paragraph-rsid="001bb201"/>
    </style:style>
    <style:style style:name="P2" style:family="paragraph" style:parent-style-name="Standard">
      <style:text-properties officeooo:rsid="001da984" officeooo:paragraph-rsid="001da984"/>
    </style:style>
    <style:style style:name="P3" style:family="paragraph" style:parent-style-name="Standard">
      <style:text-properties officeooo:rsid="001f99f4" officeooo:paragraph-rsid="00202813"/>
    </style:style>
    <style:style style:name="P4" style:family="paragraph" style:parent-style-name="Standard">
      <style:text-properties officeooo:rsid="00202813" officeooo:paragraph-rsid="00202813"/>
    </style:style>
    <style:style style:name="P5" style:family="paragraph" style:parent-style-name="Standard">
      <style:text-properties officeooo:rsid="00202813" officeooo:paragraph-rsid="0020b43c"/>
    </style:style>
    <style:style style:name="P6" style:family="paragraph" style:parent-style-name="Standard">
      <style:text-properties officeooo:rsid="0020b43c" officeooo:paragraph-rsid="0020b43c"/>
    </style:style>
    <style:style style:name="P7" style:family="paragraph" style:parent-style-name="Standard">
      <style:text-properties officeooo:rsid="00218ce0" officeooo:paragraph-rsid="00218ce0"/>
    </style:style>
    <style:style style:name="T1" style:family="text">
      <style:text-properties officeooo:rsid="001bb201"/>
    </style:style>
    <style:style style:name="T2" style:family="text">
      <style:text-properties officeooo:rsid="00202813"/>
    </style:style>
    <style:style style:name="T3" style:family="text">
      <style:text-properties officeooo:rsid="0020b43c"/>
    </style:style>
    <style:style style:name="T4" style:family="text">
      <style:text-properties officeooo:rsid="00218ce0"/>
    </style:style>
    <style:style style:name="T5" style:family="text">
      <style:text-properties officeooo:rsid="002349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o I just completed my final year of high school and now I don't know what to do next? </text:p>
      <text:p text:style-name="Standard"/>
      <text:p text:style-name="Standard">My result was supposed to come at the end of May but due to this pandemic situation outside, I can expect it until the end of July. When my finals were approaching to an end, I already had a plan in my mind about the course <text:s/><text:span text:style-name="T5">that </text:span>I'll choose for my further studies. But now as there is a lot of time in hand I exposed myself to many future options due to which I am stuck now. So before I tell you all the possibilities of the future, let me talk a little about my past.</text:p>
      <text:p text:style-name="Standard"/>
      <text:p text:style-name="Standard"><text:s/>When I was very young, I looked up to my mom as a role model, who's a teacher. She taught at the same school where I studied. So I was impressed by how she has control of 100 students at the same time. And the epic thing was that children would listen to her. But later that point of view of mine changed. <text:span text:style-name="T5">Due to two reasons. One because I read it somewhere that the future of education os digital. Other reason is that I got a new aim.</text:span></text:p>
      <text:p text:style-name="Standard"/>
      <text:p text:style-name="Standard">When I was in middle school, <text:span text:style-name="T5">I watched this movie</text:span> called "Gravity". I was very much inspired by it. Fun fact: I didn't understand a thing. But I was so fascinated by the space, the costume, the alien language they spoke. I mean I just fell in love with the white ghost. So I did a little digging on the internet and made it my dream to go to NASA and become an Astronaut. But I forgot about it. In middle school, my ultimate goal was just to finish school with satisfactory grades. Until "Interstellar" came out. I was stunned. I was struck by those amazing facts, theories that made me wanna compete for my future <text:span text:style-name="T5">and I even learned morse code </text:span>. I again dug up on the internet. I did all the possible research on how to become an astronaut. I was all ready. But by the time I completed my 10th grade, I don't know what came into my mind and I gave up the idea of being an astronaut but picked up the idea of being a scientist. The word scientist is an exaggeration so I'll say I was more into research things. I thought I wanted to learn more about space science, the planets, the universe, and beyond that. So on that vision, I took PCM as the core subjects fro 11th and 12th grade. But I didn't want to be enclosed within those subjects, I wanted to keep myself attached to the other activities too like programming, language learning, graphic designing, etc. </text:p>
      <text:p text:style-name="Standard"/>
      <text:p text:style-name="Standard">During those 2 years, I kept my interest in different fields alive like watching F1 races, joined programming contests, took online law classes(very few), <text:span text:style-name="T3">forensic science,</text:span> learned music, participated in singing competitions, wrote songs, and poetry too, did painting, participated in Google Summer of code, International Space Olympiad, got my hands on 3D computer graphics, started a podcast but never posted after 3 episodes, even wrote down a book(well, can't say a book cause its only 10,000 words). After doing all those things, I think I lost my passion for what I was supposed to be. As I watched a lot of spy and detective movies and series, I also had a hunch that maybe I can go for this detective thing. So I did a little research on it like how do become a detective, etc. Maybe it was all just teen curiosity. </text:p>
      <text:p text:style-name="Standard"/>
      <text:p text:style-name="Standard">As my finals were approaching people asked me what you wanna do after this. I told them that it's simple. BSc in Physics(hon.), MSc in AstroPhysics and then Ph.d. It sounded so easy. But its not. <text:span text:style-name="T1">Most of the chances are that i’ll end up being a teacher. And I dont want that. If I follow this path I can also go into research thing and part time teacher ain’t bad also. But I dont know I think Ill be confined in that. My other interests will be gone. I wont be able to pursue them. In short maybe I’m not that passionate towards physics. </text:span></text:p>
      <text:p text:style-name="Standard"/>
      <text:p text:style-name="P1">Now your future path also depends on your parents. What do my parents want?</text:p>
      <text:p text:style-name="P1">According to my mom I should go in that field thta will provide me a Stable job later. And especially in government sector. Because theirs money. So my mom wants me to either go for simple Bsc in physics or in agriculture cause thats the trend now a days. I gave a little thought to it. I might consider it. I’m not sure. </text:p>
      <text:p text:style-name="P2"><text:soft-page-break/>My father wants me to pursue a course that is a high demand in future and is respectable. In short he’s okay with whatever I do. </text:p>
      <text:p text:style-name="P2">Acc. my brother, I should go for psychology. <text:s/>Well its a cool name but a stressful one. But its not a bad option. Its great actually. For that I can do Bsc in mathematics and then Msc in psychology. Math is my weak subject so its an oppurtunity for me get my grip on it.On the other hand, I want to work in forensics atleast once in my lifetime. Following this path, I can work as a forensic psychologist. As I even want the ability to study people and help them, I can even go for clinical psychologist. But when I <text:s/>researched about it , I guess getting a licence to practice is a bit lengthy. Not everyone gets a success in this field. Seeing a lot <text:s/>of videos where students dropping off this field makes me want to give up this idea. </text:p>
      <text:p text:style-name="P2"/>
      <text:p text:style-name="P3"><text:span text:style-name="T2">Ultimately, this question ends up on me. </text:span></text:p>
      <text:p text:style-name="P3">What do I want?</text:p>
      <text:p text:style-name="P4">- I need a course where my interests, curiosity won’t to limited. Such a path in which I can study everything. I wanna know about everything. Where I can explore beyond the emptiness.</text:p>
      <text:p text:style-name="P5">When I read an article about science, I read it with passion. When I read about human behaviour, I read it like <text:span text:style-name="T3">thats</text:span> my own research. <text:span text:style-name="T3">I shouldnt lack in any field. I should be able to answer questions about any possible field. I want such a field where I can help people. A field that can answer my questions. A field that is a combination of all the fields.</text:span></text:p>
      <text:p text:style-name="P6">I want a field that doesn’t exist. </text:p>
      <text:p text:style-name="P6">.</text:p>
      <text:p text:style-name="P6">.</text:p>
      <text:p text:style-name="P6">.</text:p>
      <text:p text:style-name="P6">But I can create it. (Lol)</text:p>
      <text:p text:style-name="P6"/>
      <text:p text:style-name="P6">In this lockdown situation, I dug a little on internet about all the courses that are in high demand. And its confusing. A lot. <text:span text:style-name="T4">So I took my mind away from it and thought of learning something new. </text:span>I am learning many things these days. I have a love for learning languages so I am learning Korean right now and its going smoothly so far. I am regular in it. <text:span text:style-name="T4">I started my Podcast and even a blog. Also I am working on my next book. I acciddentaly discovered these webtoons on internet and now I read them occasionally. Inspired from it, I wrote a story and currently learning how to make webtoons. And its a headache. I think I can take it as a part time job. Have no idea how to start. I am also improving my vocals as I am a singer. Gotta work on that. Every morning I watch cooking recipes and try to make them so now I am a cook too. I am even learning how to do animation which is a lot of time consuming. </text:span></text:p>
      <text:p text:style-name="P7">And I have completely forgotten that I have to study for the competitive exam. </text:p>
      <text:p text:style-name="P6"/>
      <text:p text:style-name="P6"/>
      <text:p text:style-name="P6">Conclusion – <text:span text:style-name="T5">1. </text:span>I don’t know what I want to do next.</text:p>
      <text:p text:style-name="P6"><text:span text:style-name="T5"><text:s text:c="23"/>2. Internet is a mess and me too.</text:span></text:p>
      <text:p text:style-name="P6"><text:s text:c="23"/><text:span text:style-name="T5">3. I seriously have no idea what I want to 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8:20:05.534362914</meta:creation-date>
    <dc:date>2020-04-20T19:42:01.290870918</dc:date>
    <meta:editing-duration>PT9M53S</meta:editing-duration>
    <meta:editing-cycles>1</meta:editing-cycles>
    <meta:document-statistic meta:table-count="0" meta:image-count="0" meta:object-count="0" meta:page-count="2" meta:paragraph-count="24" meta:word-count="1314" meta:character-count="6811" meta:non-whitespace-character-count="5458"/>
    <meta:generator>LibreOffice/6.0.7.3$Linux_X86_64 LibreOffice_project/00m0$Build-3</meta:generator>
  </office:meta>
</office:document-meta>
</file>